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3.572cm" style:rel-column-width="13770*"/>
    </style:style>
    <style:style style:name="Tabla3.B" style:family="table-column">
      <style:table-column-properties style:column-width="13.427cm" style:rel-column-width="51765*"/>
    </style:style>
    <style:style style:name="Tabla3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3.572cm" style:rel-column-width="13770*"/>
    </style:style>
    <style:style style:name="Tabla4.B" style:family="table-column">
      <style:table-column-properties style:column-width="13.427cm" style:rel-column-width="51765*"/>
    </style:style>
    <style:style style:name="Tabla4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style:style style:name="P8" style:family="paragraph" style:parent-style-name="Table_20_Contents" style:list-style-name="L7"/>
    <style:style style:name="P9" style:family="paragraph" style:parent-style-name="Table_20_Contents" style:list-style-name="L8"/>
    <style:style style:name="P10" style:family="paragraph" style:parent-style-name="Table_20_Contents" style:list-style-name="L9"/>
    <style:style style:name="P11" style:family="paragraph" style:parent-style-name="Table_20_Contents" style:list-style-name="L10"/>
    <style:style style:name="P12" style:family="paragraph" style:parent-style-name="Table_20_Contents" style:list-style-name="L11"/>
    <style:style style:name="P13" style:family="paragraph" style:parent-style-name="Table_20_Heading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Imprimir Factura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El Metre imprime la factura solicitada por el cliente después de seleccionarla.</text:p>
          </table:table-cell>
        </table:table-row>
        <table:table-row>
          <table:table-cell table:style-name="Contrato.A2" office:value-type="string">
            <text:p text:style-name="P1">Dependencias:</text:p>
          </table:table-cell>
          <table:table-cell table:style-name="Contrato.B2" office:value-type="string">
            <text:p text:style-name="Table_20_Contents">Es extendido por el caso de uso (Modificar cola de facturas)</text:p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Metre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list xml:id="list41579602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list xml:id="list41567547" text:style-name="L2">
              <text:list-item>
                <text:p text:style-name="P3">Se imprime la factura y se cambia el estado de la factura a imprimid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41581340" text:style-name="L3">
              <text:list-item>
                <text:p text:style-name="P4">El caso de uso comienza cuando el usuario quiere imprimir una factura.</text:p>
              </text:list-item>
              <text:list-item>
                <text:p text:style-name="P4">El usuario selecciona la factura que quiere imprimir.</text:p>
              </text:list-item>
              <text:list-item>
                <text:p text:style-name="P4">El usuario confirma la operación de imprimir la factura.</text:p>
              </text:list-item>
              <text:list-item>
                <text:p text:style-name="P4">El sistema imprime la factur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7"/>3 <text:s text:c="2"/>El usuario anula la operación.</text:p>
            <text:p text:style-name="Table_20_Contents"><text:s text:c="7"/>4 <text:s text:c="2"/>Se sale d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>La factura imprimida debe contener todo lo que se ha pedido en la mesa correspondiente aunque sean de pedidos distintos.</text:p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>Este caso de uso se debe llamar antes del caso de uso (cobrar factura)</text:p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Cobrar factura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El Metre cambia el estado de la factura a pagada cuando el cliente la pague.</text:p>
          </table:table-cell>
        </table:table-row>
        <table:table-row>
          <table:table-cell table:style-name="Tabla1.A2" office:value-type="string">
            <text:p text:style-name="P1">Dependencias:</text:p>
          </table:table-cell>
          <table:table-cell table:style-name="Tabla1.B2" office:value-type="string">
            <text:p text:style-name="Table_20_Contents">Es extendido por el caso de uso (Modificar cola de facturas)</text:p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>Metre</text:p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41681673" text:continue-list="list41579602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41582177" text:style-name="L4">
              <text:list-item>
                <text:p text:style-name="P5">Se quita la factura de la lista y se cambia su estado a pagada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41576907" text:style-name="L5">
              <text:list-item>
                <text:p text:style-name="P6">El caso de uso comienza cuando el usuario quiere cobrar una factura.</text:p>
              </text:list-item>
              <text:list-item>
                <text:p text:style-name="P6">El usuario selecciona la factura correspondiente.</text:p>
              </text:list-item>
              <text:list-item>
                <text:p text:style-name="P6">El usuario confirma el pago.</text:p>
              </text:list-item>
              <text:list-item>
                <text:p text:style-name="P6">El sistema actualiza el estado de la factura y la lista de facturas pendientes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p text:style-name="Table_20_Contents"><text:s text:c="7"/>3 <text:s text:c="2"/>El usuario no confirma el pago.</text:p>
            <text:p text:style-name="Table_20_Contents"><text:s text:c="7"/>4 <text:s text:c="2"/>El sistema no actualiza nada.</text:p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/>
          </table:table-cell>
        </table:table-row>
        <text:soft-page-break/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>Este caso de uso se debe llamar después del caso de uso (imprimir factura)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Cambiar Estado facturas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l Metre visualiza las facturas pendientes y puede o bien imprimir facturas o bien cobrar facturas.</text:p>
          </table:table-cell>
        </table:table-row>
        <table:table-row>
          <table:table-cell table:style-name="Tabla2.A2" office:value-type="string">
            <text:p text:style-name="P1">Dependencias:</text:p>
          </table:table-cell>
          <table:table-cell table:style-name="Tabla2.B2" office:value-type="string">
            <text:p text:style-name="Table_20_Contents">Extiende al caso de uso “Imprimir Factura” y “Cobrar Factura”</text:p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Metre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list xml:id="list41692174" text:continue-list="list41681673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41573401" text:style-name="L6">
              <text:list-header>
                <text:p text:style-name="P7"/>
              </text:list-header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41577223" text:style-name="L7">
              <text:list-item>
                <text:p text:style-name="P8">El caso de uso comienza cuando el usuario quiere modificar la cola de facturas</text:p>
              </text:list-item>
              <text:list-item>
                <text:p text:style-name="P8">El usuario selecciona la opción:</text:p>
                <text:list>
                  <text:list-item>
                    <text:p text:style-name="P8">el usuario selecciona imprimir todas las facturas</text:p>
                    <text:list>
                      <text:list-item>
                        <text:p text:style-name="P8">el usuario confirma la operación</text:p>
                        <text:list>
                          <text:list-item>
                            <text:p text:style-name="P8">Se imprimen todas las facturas pendientes de imprimir.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El usuario selecciona imprimir una facturas</text:p>
                    <text:list>
                      <text:list-item>
                        <text:p text:style-name="P8">se llama al caso de uso imprimir factura.</text:p>
                      </text:list-item>
                    </text:list>
                  </text:list-item>
                  <text:list-item>
                    <text:p text:style-name="P8">El usuario selecciona cobrar una factura:</text:p>
                    <text:list>
                      <text:list-item>
                        <text:p text:style-name="P8">se llama al caso de uso “cobrar factura”.</text:p>
                      </text:list-item>
                    </text:list>
                  </text:list-item>
                </text:list>
                <text:p text:style-name="P8"/>
              </text:list-item>
            </text:list>
          </table:table-cell>
        </table:table-row>
        <table:table-row>
          <table:table-cell table:style-name="Tabla2.A2" office:value-type="string">
            <text:p text:style-name="P1">Cursos alternativos:</text:p>
          </table:table-cell>
          <table:table-cell table:style-name="Tabla2.B2" office:value-type="string">
            <text:p text:style-name="Table_20_Contents"><text:s text:c="7"/>2 <text:s text:c="2"/>El usuario no quiere hacer nada y sale del caso de uso.</text:p>
            <text:p text:style-name="Table_20_Contents"><text:s text:c="7"/>2.1.1 <text:s text:c="2"/>El usuario no confirma la operación.</text:p>
            <text:p text:style-name="Table_20_Contents"><text:s text:c="7"/>2.1.1.1 Se sale del caso de uso sin hacer nada.</text:p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>Este caso extiende a dos casos pero son obligatorios de realizar tanto la impresión de facturas como el cobro de facturas. Siempre se imprime la factura antes de cobrarl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 del caso:</text:p>
          </table:table-cell>
          <table:table-cell table:style-name="Tabla3.B1" office:value-type="string">
            <text:p text:style-name="Text_20_body">Insertar Nueva Factura</text:p>
          </table:table-cell>
        </table:table-row>
        <table:table-row>
          <table:table-cell table:style-name="Tabla3.A2" office:value-type="string">
            <text:p text:style-name="P1">Resumen:</text:p>
          </table:table-cell>
          <table:table-cell table:style-name="Tabla3.B2" office:value-type="string">
            <text:p text:style-name="Table_20_Contents">El sistema utiliza este caso de uso para actualizar la cola de facturas.</text:p>
          </table:table-cell>
        </table:table-row>
        <table:table-row>
          <table:table-cell table:style-name="Tabla3.A2" office:value-type="string">
            <text:p text:style-name="P1">Dependencias:</text:p>
          </table:table-cell>
          <table:table-cell table:style-name="Tabla3.B2" office:value-type="string">
            <text:p text:style-name="Table_20_Contents">Este caso de uso en incluido por el caso de uso “Pedir factura”.</text:p>
          </table:table-cell>
        </table:table-row>
        <text:soft-page-break/>
        <table:table-row>
          <table:table-cell table:style-name="Tabla3.A2" office:value-type="string">
            <text:p text:style-name="P1">Actores:</text:p>
          </table:table-cell>
          <table:table-cell table:style-name="Tabla3.B2" office:value-type="string">
            <text:p text:style-name="Table_20_Contents">Sistema</text:p>
          </table:table-cell>
        </table:table-row>
        <table:table-row>
          <table:table-cell table:style-name="Tabla3.A2" office:value-type="string">
            <text:p text:style-name="P1">Precondiciones:</text:p>
          </table:table-cell>
          <table:table-cell table:style-name="Tabla3.B2" office:value-type="string">
            <text:list xml:id="list41702336" text:continue-list="list41692174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Tabla3.A2" office:value-type="string">
            <text:p text:style-name="P1">Postcondiciones:</text:p>
          </table:table-cell>
          <table:table-cell table:style-name="Tabla3.B2" office:value-type="string">
            <text:list xml:id="list41566843" text:style-name="L8">
              <text:list-header>
                <text:p text:style-name="P9">Cola de facturas actualizada.</text:p>
              </text:list-header>
            </text:list>
          </table:table-cell>
        </table:table-row>
        <table:table-row>
          <table:table-cell table:style-name="Tabla3.A2" office:value-type="string">
            <text:p text:style-name="P1">Curso normal:</text:p>
          </table:table-cell>
          <table:table-cell table:style-name="Tabla3.B2" office:value-type="string">
            <text:list xml:id="list41569891" text:style-name="L9">
              <text:list-item>
                <text:p text:style-name="P10">El caso de uso comienza cuando el sistema quiere actualizar la cola de facturas.</text:p>
              </text:list-item>
              <text:list-item>
                <text:p text:style-name="P10">El sistema actualiza la cola de facturas.</text:p>
                <text:p text:style-name="P10"/>
              </text:list-item>
            </text:list>
          </table:table-cell>
        </table:table-row>
        <table:table-row>
          <table:table-cell table:style-name="Tabla3.A2" office:value-type="string">
            <text:p text:style-name="P1">Cursos alternativos: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Observaciones: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10" office:value-type="string">
            <text:p text:style-name="P1">Requisitos no funcionales específicos:</text:p>
          </table:table-cell>
          <table:table-cell table:style-name="Tabla3.B10" office:value-type="string">
            <text:p text:style-name="Table_20_Contents">Este caso de uso debe ser llamado por el sistema.</text:p>
          </table:table-cell>
        </table:table-row>
      </table:table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Nombre del caso:</text:p>
          </table:table-cell>
          <table:table-cell table:style-name="Tabla4.B1" office:value-type="string">
            <text:p text:style-name="Text_20_body">Pide Factura</text:p>
          </table:table-cell>
        </table:table-row>
        <table:table-row>
          <table:table-cell table:style-name="Tabla4.A2" office:value-type="string">
            <text:p text:style-name="P1">Resumen:</text:p>
          </table:table-cell>
          <table:table-cell table:style-name="Tabla4.B2" office:value-type="string">
            <text:p text:style-name="Table_20_Contents">El usuario pide que se imprime su factura.</text:p>
          </table:table-cell>
        </table:table-row>
        <table:table-row>
          <table:table-cell table:style-name="Tabla4.A2" office:value-type="string">
            <text:p text:style-name="P1">Dependencias:</text:p>
          </table:table-cell>
          <table:table-cell table:style-name="Tabla4.B2" office:value-type="string">
            <text:p text:style-name="Table_20_Contents">Este caso de uso incluye el caso de uso “Insertar Nueva factura”.</text:p>
          </table:table-cell>
        </table:table-row>
        <table:table-row>
          <table:table-cell table:style-name="Tabla4.A2" office:value-type="string">
            <text:p text:style-name="P1">Actores:</text:p>
          </table:table-cell>
          <table:table-cell table:style-name="Tabla4.B2" office:value-type="string">
            <text:p text:style-name="Table_20_Contents">Cliente</text:p>
          </table:table-cell>
        </table:table-row>
        <table:table-row>
          <table:table-cell table:style-name="Tabla4.A2" office:value-type="string">
            <text:p text:style-name="P1">Precondiciones:</text:p>
          </table:table-cell>
          <table:table-cell table:style-name="Tabla4.B2" office:value-type="string">
            <text:list xml:id="list41705910" text:continue-list="list41702336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Tabla4.A2" office:value-type="string">
            <text:p text:style-name="P1">Postcondiciones:</text:p>
          </table:table-cell>
          <table:table-cell table:style-name="Tabla4.B2" office:value-type="string">
            <text:list xml:id="list41655271" text:style-name="L10">
              <text:list-header>
                <text:p text:style-name="P11">Cola de facturas pendiente de imprimir actualizada.</text:p>
              </text:list-header>
            </text:list>
          </table:table-cell>
        </table:table-row>
        <table:table-row>
          <table:table-cell table:style-name="Tabla4.A2" office:value-type="string">
            <text:p text:style-name="P1">Curso normal:</text:p>
          </table:table-cell>
          <table:table-cell table:style-name="Tabla4.B2" office:value-type="string">
            <text:list xml:id="list41635996" text:style-name="L11">
              <text:list-item>
                <text:p text:style-name="P12">El caso de uso comienza cuando el cliente quiere la factura,</text:p>
              </text:list-item>
              <text:list-item>
                <text:p text:style-name="P12">Se llama al caso de uso “Insertar Nueva Factura”.</text:p>
                <text:p text:style-name="P12"/>
              </text:list-item>
            </text:list>
          </table:table-cell>
        </table:table-row>
        <table:table-row>
          <table:table-cell table:style-name="Tabla4.A2" office:value-type="string">
            <text:p text:style-name="P1">Cursos alternativos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Observaciones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10" office:value-type="string">
            <text:p text:style-name="P1">Requisitos no funcionales específicos:</text:p>
          </table:table-cell>
          <table:table-cell table:style-name="Tabla4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0T21:12:48.94</meta:creation-date>
    <meta:generator>OpenOffice.org/3.2$Win32 OpenOffice.org_project/320m12$Build-9483</meta:generator>
    <meta:editing-duration>PT01H00M13S</meta:editing-duration>
    <meta:editing-cycles>13</meta:editing-cycles>
    <dc:date>2010-04-13T21:57:52.45</dc:date>
    <meta:document-statistic meta:table-count="5" meta:image-count="0" meta:object-count="0" meta:page-count="3" meta:paragraph-count="107" meta:word-count="615" meta:character-count="3786"/>
  </office:meta>
</office:document-meta>
</file>